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3">18.<text:span text:style-name="T1">01.2012 Версия 0.14 Исправление</text:span></text:p>
      <text:p text:style-name="P3"><text:span text:style-name="T1">- исправлена ошибка обработки кнопки </text:span>Magic. </text:p>
      <text:p text:style-name="P4"/>
      <text:p text:style-name="P4">04.12.2011 Версия 0.13 Маленькое изменение</text:p>
      <text:p text:style-name="P4">- изменен номер сектора для сохранения каких-то настроек на <text:span text:style-name="T2">HDD. </text:span>Теперь сохранение происходит в сектор непосредственно следующий за <text:span text:style-name="T2">MBR.</text:span></text:p>
      <text:p text:style-name="P4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4">- в теневом меню изменено отображение турбо режима с <text:span text:style-name="T2">«</text:span>Fast-Normal<text:span text:style-name="T2">» </text:span>на <text:span text:style-name="T2">«3,5-7,0-14,0».</text:span></text:p>
      <text:p text:style-name="P4"/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4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2">MAGIC: </text:span></text:p>
      <text:p text:style-name="P4"><text:span text:style-name="T2">&gt;Main menu-Monitor </text:span>(отладчик)<text:span text:style-name="T2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2">&gt;Main menu-&gt;Setup-&gt;Time &amp; date </text:span>пункты установки времени и даты.</text:p>
      <text:p text:style-name="P4">- параметры настройки сохраняемые в <text:span text:style-name="T2">CMOS </text:span>и <text:span text:style-name="T2">NVRAM </text:span>уплотнены и сохраняются в <text:span text:style-name="T2">CMOS PentEVO </text:span>в ячейках <text:span text:style-name="T2">#40-#7F. </text:span>Используются не все выделенные ячейки.</text:p>
      <text:p text:style-name="P4">- работа с винчестером переделана для работы встроенного <text:span text:style-name="T2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2">ProfROM BIOS.</text:span></text:p>
      <text:p text:style-name="P4"><text:span text:style-name="T2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2">SMUC </text:span>и всего к нему подключаемого. Сам контроллер <text:span text:style-name="T2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2">ProfROM </text:span>заточен на двоичный счет, в <text:span text:style-name="T2">PentEVO </text:span>часах доступен только двоично-десятичный. По этой причине временно удалена установка часов и даты в меню <text:span text:style-name="T2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2">LBA ON. </text:span>Если опция находится в положении <text:span text:style-name="T2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2">CHS <text:s/></text:span>и <text:span text:style-name="T2">LBA </text:span>адресации и недоделанности работы с винчестером в <text:span text:style-name="T2">ProfROM. </text:span>В причинах надо более глубоко разбираться.</text:p>
      <text:p text:style-name="P4">- работа проверялась со старым винчестером на 2 ГБ. Переходник <text:span text:style-name="T2">SD2IDE </text:span>не заработал, возможно таймуаты надо увеличивать.</text:p>
      <text:p text:style-name="P4">- из-за особенности реализации <text:span text:style-name="T2">MAGIC </text:span>на <text:span text:style-name="T2">PentEVO </text:span>возможны проблемы при выходе из теневого сервиса при его вызове из ПЗУ.</text:p>
      <text:p text:style-name="P4">- изменен формат <text:span text:style-name="T2">MAGIC </text:span>файла в связи с сохранением только 128 Кб памяти вместо 256 Кб. Маркер внутри сохраняемого файла сейчас без упаковки «<text:span text:style-name="T2">M</text:span>4» вместо старого <text:span text:style-name="T2">«M3». </text:span>Возможность сохранять с <text:soft-page-break/>упаковкой будет иметь маркер <text:span text:style-name="T2">«A4» </text:span>вместо «A3». Старые форматы <text:span text:style-name="T2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7:02:01.37</meta:creation-date>
    <dc:date>2012-01-18T22:56:45.48</dc:date>
    <meta:editing-duration>PT12H23M58S</meta:editing-duration>
    <meta:editing-cycles>14</meta:editing-cycles>
    <meta:generator>LibreOffice/3.4$Win32 LibreOffice_project/340m1$Build-502</meta:generator>
    <meta:document-statistic meta:table-count="0" meta:image-count="0" meta:object-count="0" meta:page-count="2" meta:paragraph-count="30" meta:word-count="461" meta:character-count="3154" meta:non-whitespace-character-count="2720"/>
  </office:meta>
</office:document-meta>
</file>